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b1f" officeooo:paragraph-rsid="00158b1f"/>
    </style:style>
    <style:style style:name="P2" style:family="paragraph" style:parent-style-name="Standard">
      <style:text-properties fo:font-weight="bold" officeooo:rsid="0015f567" officeooo:paragraph-rsid="0015f567" style:font-weight-asian="bold" style:font-weight-complex="bold"/>
    </style:style>
    <style:style style:name="P3" style:family="paragraph" style:parent-style-name="Standard">
      <style:text-properties fo:font-weight="bold" officeooo:rsid="0017e47d" officeooo:paragraph-rsid="0017e47d" style:font-weight-asian="bold" style:font-weight-complex="bold"/>
    </style:style>
    <style:style style:name="P4" style:family="paragraph" style:parent-style-name="Standard">
      <style:text-properties fo:font-weight="bold" officeooo:rsid="0026f847" officeooo:paragraph-rsid="0028364c" style:font-weight-asian="bold" style:font-weight-complex="bold"/>
    </style:style>
    <style:style style:name="P5" style:family="paragraph" style:parent-style-name="Standard">
      <style:text-properties fo:font-weight="normal" officeooo:rsid="0017ee6d" officeooo:paragraph-rsid="0017ee6d" style:font-weight-asian="normal" style:font-weight-complex="normal"/>
    </style:style>
    <style:style style:name="P6" style:family="paragraph" style:parent-style-name="Standard">
      <style:text-properties fo:font-weight="normal" officeooo:rsid="001c5e77" officeooo:paragraph-rsid="001c5e77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28364c" officeooo:paragraph-rsid="0028364c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29570e" officeooo:paragraph-rsid="0029570e" style:font-weight-asian="normal" style:font-weight-complex="normal"/>
    </style:style>
    <style:style style:name="P9" style:family="paragraph" style:parent-style-name="Standard" style:list-style-name="L9">
      <style:text-properties fo:font-weight="normal" officeooo:rsid="00641617" officeooo:paragraph-rsid="00641617" style:font-weight-asian="normal" style:font-weight-complex="normal"/>
    </style:style>
    <style:style style:name="P10" style:family="paragraph" style:parent-style-name="Standard" style:list-style-name="L9">
      <style:text-properties fo:font-weight="normal" officeooo:rsid="005440f6" officeooo:paragraph-rsid="005440f6" fo:background-color="#ff0000" style:font-weight-asian="normal" style:font-weight-complex="normal"/>
    </style:style>
    <style:style style:name="P11" style:family="paragraph" style:parent-style-name="Standard" style:list-style-name="L9">
      <style:text-properties fo:font-weight="normal" officeooo:rsid="00563a75" officeooo:paragraph-rsid="00563a75" fo:background-color="#ff0000" style:font-weight-asian="normal" style:font-weight-complex="normal"/>
    </style:style>
    <style:style style:name="P12" style:family="paragraph" style:parent-style-name="Standard" style:list-style-name="L9">
      <style:text-properties fo:font-weight="normal" officeooo:rsid="0058124e" officeooo:paragraph-rsid="0058124e" fo:background-color="#ff0000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28364c" officeooo:paragraph-rsid="0028364c" fo:background-color="#ff0000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9570e" officeooo:paragraph-rsid="0029570e" fo:background-color="#ff0000" style:font-weight-asian="normal" style:font-weight-complex="normal"/>
    </style:style>
    <style:style style:name="P15" style:family="paragraph" style:parent-style-name="Standard" style:list-style-name="L9">
      <style:text-properties fo:font-weight="normal" officeooo:rsid="005e55fa" officeooo:paragraph-rsid="005e55fa" fo:background-color="#ff0000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9570e" officeooo:paragraph-rsid="0035b92c" fo:background-color="#2a6099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29570e" officeooo:paragraph-rsid="0029570e" fo:background-color="#2a6099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2ab9cc" officeooo:paragraph-rsid="003d1ca0" fo:background-color="#81d41a" style:font-weight-asian="normal" style:font-weight-complex="normal"/>
    </style:style>
    <style:style style:name="P19" style:family="paragraph" style:parent-style-name="Standard" style:list-style-name="L5">
      <style:text-properties fo:font-weight="normal" officeooo:rsid="0029570e" officeooo:paragraph-rsid="0029570e" fo:background-color="#81d41a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8364c" officeooo:paragraph-rsid="0028364c" fo:background-color="#ff8000" style:font-weight-asian="normal" style:font-weight-complex="normal"/>
    </style:style>
    <style:style style:name="P21" style:family="paragraph" style:parent-style-name="Standard" style:list-style-name="L9">
      <style:text-properties fo:font-weight="normal" officeooo:rsid="005ecff9" officeooo:paragraph-rsid="005ecff9" fo:background-color="#ff8000" style:font-weight-asian="normal" style:font-weight-complex="normal"/>
    </style:style>
    <style:style style:name="P22" style:family="paragraph" style:parent-style-name="Standard" style:list-style-name="L1">
      <style:text-properties fo:font-style="normal" style:text-underline-style="none" fo:font-weight="normal" officeooo:rsid="0018497d" officeooo:paragraph-rsid="0018497d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91876" officeooo:paragraph-rsid="00191876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style:text-underline-style="none" fo:font-weight="normal" officeooo:rsid="00191bff" officeooo:paragraph-rsid="00191bff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191bff" officeooo:paragraph-rsid="00191bff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aa106" officeooo:paragraph-rsid="001aa10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af173" officeooo:paragraph-rsid="001af17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b3aea" officeooo:paragraph-rsid="001b3aea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1d936a" officeooo:paragraph-rsid="001d936a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1e4ed3" officeooo:paragraph-rsid="001e4ed3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1f1bc7" officeooo:paragraph-rsid="001f1bc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20ebed" officeooo:paragraph-rsid="0020ebed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2206c2" officeooo:paragraph-rsid="002206c2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227eae" officeooo:paragraph-rsid="00227eae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22ab68" officeooo:paragraph-rsid="0022ab68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24123f" officeooo:paragraph-rsid="0024123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25c9d1" officeooo:paragraph-rsid="0025c9d1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3a3f95" officeooo:paragraph-rsid="003a3f95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bold" officeooo:rsid="001a42a1" officeooo:paragraph-rsid="001a42a1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style:text-underline-style="none" fo:font-weight="bold" officeooo:rsid="001bf748" officeooo:paragraph-rsid="001bf748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style:text-underline-style="none" fo:font-weight="bold" officeooo:rsid="001d936a" officeooo:paragraph-rsid="001d936a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none" fo:font-weight="bold" officeooo:rsid="001df3dd" officeooo:paragraph-rsid="001df3dd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none" fo:font-weight="bold" officeooo:rsid="0022ab68" officeooo:paragraph-rsid="0022ab68" style:font-style-asian="normal" style:font-weight-asian="bold" style:font-style-complex="normal" style:font-weight-complex="bold"/>
    </style:style>
    <style:style style:name="P44" style:family="paragraph" style:parent-style-name="Standard">
      <style:text-properties officeooo:rsid="002641d4" officeooo:paragraph-rsid="002641d4"/>
    </style:style>
    <style:style style:name="P45" style:family="paragraph" style:parent-style-name="Standard" style:list-style-name="L7">
      <style:text-properties officeooo:rsid="002d639b" officeooo:paragraph-rsid="002d639b"/>
    </style:style>
    <style:style style:name="P46" style:family="paragraph" style:parent-style-name="Standard" style:list-style-name="L5">
      <style:text-properties officeooo:rsid="0030f4c4" officeooo:paragraph-rsid="0030f4c4"/>
    </style:style>
    <style:style style:name="P47" style:family="paragraph" style:parent-style-name="Standard" style:list-style-name="L5">
      <style:text-properties officeooo:rsid="00443889" officeooo:paragraph-rsid="00443889"/>
    </style:style>
    <style:style style:name="P48" style:family="paragraph" style:parent-style-name="Standard" style:list-style-name="L8">
      <style:text-properties officeooo:rsid="004f058d" officeooo:paragraph-rsid="004f058d"/>
    </style:style>
    <style:style style:name="P49" style:family="paragraph" style:parent-style-name="Standard">
      <style:text-properties officeooo:rsid="004f058d" officeooo:paragraph-rsid="004f058d"/>
    </style:style>
    <style:style style:name="P50" style:family="paragraph" style:parent-style-name="Standard" style:list-style-name="L8">
      <style:text-properties officeooo:rsid="002e4064" officeooo:paragraph-rsid="002e4064" fo:background-color="#ff0000"/>
    </style:style>
    <style:style style:name="P51" style:family="paragraph" style:parent-style-name="Standard" style:list-style-name="L8">
      <style:text-properties officeooo:rsid="0030f4c4" officeooo:paragraph-rsid="0030f4c4" fo:background-color="#ff0000"/>
    </style:style>
    <style:style style:name="P52" style:family="paragraph" style:parent-style-name="Standard" style:list-style-name="L5">
      <style:text-properties officeooo:paragraph-rsid="0029570e" fo:background-color="#2a6099"/>
    </style:style>
    <style:style style:name="P53" style:family="paragraph" style:parent-style-name="Standard" style:list-style-name="L8">
      <style:text-properties officeooo:paragraph-rsid="002e4064" fo:background-color="#2a6099"/>
    </style:style>
    <style:style style:name="P54" style:family="paragraph" style:parent-style-name="Standard" style:list-style-name="L8">
      <style:text-properties officeooo:paragraph-rsid="00641617" fo:background-color="#2a6099"/>
    </style:style>
    <style:style style:name="P55" style:family="paragraph" style:parent-style-name="Standard" style:list-style-name="L5">
      <style:text-properties officeooo:rsid="002d5830" officeooo:paragraph-rsid="002d5830" fo:background-color="#2a6099"/>
    </style:style>
    <style:style style:name="P56" style:family="paragraph" style:parent-style-name="Standard" style:list-style-name="L9">
      <style:text-properties officeooo:rsid="006276f2" officeooo:paragraph-rsid="006276f2" fo:background-color="#2a6099"/>
    </style:style>
    <style:style style:name="P57" style:family="paragraph" style:parent-style-name="Standard" style:list-style-name="L5">
      <style:text-properties officeooo:rsid="002c3d2b" officeooo:paragraph-rsid="002c3d2b" fo:background-color="#81d41a"/>
    </style:style>
    <style:style style:name="P58" style:family="paragraph" style:parent-style-name="Standard" style:list-style-name="L5">
      <style:text-properties officeooo:rsid="0030f4c4" officeooo:paragraph-rsid="0030f4c4" fo:background-color="#81d41a"/>
    </style:style>
    <style:style style:name="P59" style:family="paragraph" style:parent-style-name="Standard" style:list-style-name="L8">
      <style:text-properties officeooo:rsid="0030f4c4" officeooo:paragraph-rsid="0030f4c4" fo:background-color="#81d41a"/>
    </style:style>
    <style:style style:name="P60" style:family="paragraph" style:parent-style-name="Standard" style:list-style-name="L8">
      <style:text-properties officeooo:rsid="003135fa" officeooo:paragraph-rsid="003135fa" fo:background-color="#81d41a"/>
    </style:style>
    <style:style style:name="P61" style:family="paragraph" style:parent-style-name="Standard" style:list-style-name="L9">
      <style:text-properties officeooo:rsid="0061461e" officeooo:paragraph-rsid="0061461e" fo:background-color="#81d41a"/>
    </style:style>
    <style:style style:name="P62" style:family="paragraph" style:parent-style-name="Standard" style:list-style-name="L9">
      <style:text-properties officeooo:rsid="005f78fb" officeooo:paragraph-rsid="005f78fb" fo:background-color="#ff8000"/>
    </style:style>
    <style:style style:name="P63" style:family="paragraph" style:parent-style-name="Standard" style:list-style-name="L9">
      <style:text-properties officeooo:paragraph-rsid="005ecff9" fo:background-color="#ff8000"/>
    </style:style>
    <style:style style:name="T1" style:family="text">
      <style:text-properties officeooo:rsid="001a3424"/>
    </style:style>
    <style:style style:name="T2" style:family="text">
      <style:text-properties officeooo:rsid="001cd9e0"/>
    </style:style>
    <style:style style:name="T3" style:family="text">
      <style:text-properties officeooo:rsid="0029e61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9570e" style:font-weight-asian="normal" style:font-weight-complex="normal"/>
    </style:style>
    <style:style style:name="T6" style:family="text">
      <style:text-properties fo:font-weight="normal" officeooo:rsid="002f3385" style:font-weight-asian="normal" style:font-weight-complex="normal"/>
    </style:style>
    <style:style style:name="T7" style:family="text">
      <style:text-properties fo:font-weight="normal" officeooo:rsid="0037a96a" style:font-weight-asian="normal" style:font-weight-complex="normal"/>
    </style:style>
    <style:style style:name="T8" style:family="text">
      <style:text-properties fo:font-weight="normal" officeooo:rsid="0035b92c" style:font-weight-asian="normal" style:font-weight-complex="normal"/>
    </style:style>
    <style:style style:name="T9" style:family="text">
      <style:text-properties fo:font-weight="normal" officeooo:rsid="0042a54b" style:font-weight-asian="normal" style:font-weight-complex="normal"/>
    </style:style>
    <style:style style:name="T10" style:family="text">
      <style:text-properties fo:font-weight="normal" officeooo:rsid="00440f9f" style:font-weight-asian="normal" style:font-weight-complex="normal"/>
    </style:style>
    <style:style style:name="T11" style:family="text">
      <style:text-properties fo:font-weight="normal" officeooo:rsid="0045ed51" style:font-weight-asian="normal" style:font-weight-complex="normal"/>
    </style:style>
    <style:style style:name="T12" style:family="text">
      <style:text-properties fo:font-weight="normal" officeooo:rsid="00476292" style:font-weight-asian="normal" style:font-weight-complex="normal"/>
    </style:style>
    <style:style style:name="T13" style:family="text">
      <style:text-properties fo:font-weight="normal" officeooo:rsid="00493e92" style:font-weight-asian="normal" style:font-weight-complex="normal"/>
    </style:style>
    <style:style style:name="T14" style:family="text">
      <style:text-properties fo:font-weight="normal" officeooo:rsid="004b0130" style:font-weight-asian="normal" style:font-weight-complex="normal"/>
    </style:style>
    <style:style style:name="T15" style:family="text">
      <style:text-properties fo:font-weight="normal" officeooo:rsid="002e4064" style:font-weight-asian="normal" style:font-weight-complex="normal"/>
    </style:style>
    <style:style style:name="T16" style:family="text">
      <style:text-properties fo:font-weight="normal" officeooo:rsid="004c4575" style:font-weight-asian="normal" style:font-weight-complex="normal"/>
    </style:style>
    <style:style style:name="T17" style:family="text">
      <style:text-properties fo:font-weight="normal" officeooo:rsid="004de7ae" style:font-weight-asian="normal" style:font-weight-complex="normal"/>
    </style:style>
    <style:style style:name="T18" style:family="text">
      <style:text-properties fo:font-weight="normal" officeooo:rsid="004e5f92" style:font-weight-asian="normal" style:font-weight-complex="normal"/>
    </style:style>
    <style:style style:name="T19" style:family="text">
      <style:text-properties fo:font-weight="normal" officeooo:rsid="0050ef3f" style:font-weight-asian="normal" style:font-weight-complex="normal"/>
    </style:style>
    <style:style style:name="T20" style:family="text">
      <style:text-properties fo:font-weight="normal" officeooo:rsid="0052a747" style:font-weight-asian="normal" style:font-weight-complex="normal"/>
    </style:style>
    <style:style style:name="T21" style:family="text">
      <style:text-properties fo:font-weight="normal" officeooo:rsid="005ecff9" style:font-weight-asian="normal" style:font-weight-complex="normal"/>
    </style:style>
    <style:style style:name="T22" style:family="text">
      <style:text-properties fo:font-weight="normal" officeooo:rsid="005ecff9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641617" style:font-weight-asian="normal" style:font-weight-complex="normal"/>
    </style:style>
    <style:style style:name="T25" style:family="text">
      <style:text-properties fo:font-weight="normal" officeooo:rsid="005ecff9" fo:background-color="#ff0000" loext:char-shading-value="0" style:font-weight-asian="normal" style:font-weight-complex="normal"/>
    </style:style>
    <style:style style:name="T26" style:family="text">
      <style:text-properties fo:font-weight="normal" fo:background-color="#ff0000" loext:char-shading-value="0" style:font-weight-asian="normal" style:font-weight-complex="normal"/>
    </style:style>
    <style:style style:name="T27" style:family="text">
      <style:text-properties officeooo:rsid="0030f4c4"/>
    </style:style>
    <style:style style:name="T28" style:family="text">
      <style:text-properties officeooo:rsid="00327572"/>
    </style:style>
    <style:style style:name="T29" style:family="text">
      <style:text-properties officeooo:rsid="0033ad4c"/>
    </style:style>
    <style:style style:name="T30" style:family="text">
      <style:text-properties officeooo:rsid="003415e7"/>
    </style:style>
    <style:style style:name="T31" style:family="text">
      <style:text-properties officeooo:rsid="0037a96a"/>
    </style:style>
    <style:style style:name="T32" style:family="text">
      <style:text-properties officeooo:rsid="003d847e"/>
    </style:style>
    <style:style style:name="T33" style:family="text">
      <style:text-properties officeooo:rsid="004017b4"/>
    </style:style>
    <style:style style:name="T34" style:family="text">
      <style:text-properties officeooo:rsid="0040b25e"/>
    </style:style>
    <style:style style:name="T35" style:family="text">
      <style:text-properties officeooo:rsid="005557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chnologies we ll be using</text:p>
      <text:p text:style-name="P1">Oracle database</text:p>
      <text:p text:style-name="P1">boostrap </text:p>
      <text:p text:style-name="P1">django</text:p>
      <text:p text:style-name="P1">javascript</text:p>
      <text:p text:style-name="P1"/>
      <text:p text:style-name="P3"/>
      <text:p text:style-name="P3">Database schema</text:p>
      <text:p text:style-name="P5">Users</text:p>
      <text:p text:style-name="P5">Category</text:p>
      <text:p text:style-name="P5">Event</text:p>
      <text:list xml:id="list4190408605" text:style-name="L1">
        <text:list-item>
          <text:p text:style-name="P22">each event belongs to a category</text:p>
        </text:list-item>
      </text:list>
      <text:p text:style-name="P23">Bookings</text:p>
      <text:list xml:id="list2898751624" text:style-name="L3">
        <text:list-item>
          <text:p text:style-name="P24">users buy tickets to certain even<text:span text:style-name="T1">ts</text:span></text:p>
        </text:list-item>
      </text:list>
      <text:p text:style-name="P25"/>
      <text:p text:style-name="P25"/>
      <text:p text:style-name="P39">Users</text:p>
      <text:p text:style-name="P26">id</text:p>
      <text:p text:style-name="P26">first_name</text:p>
      <text:p text:style-name="P26">last_name</text:p>
      <text:p text:style-name="P27">mobile</text:p>
      <text:p text:style-name="P27">address</text:p>
      <text:p text:style-name="P27">city</text:p>
      <text:p text:style-name="P27">postcode</text:p>
      <text:p text:style-name="P28">course</text:p>
      <text:p text:style-name="P26">is_guest</text:p>
      <text:p text:style-name="P26">is_admin</text:p>
      <text:p text:style-name="P26"/>
      <text:p text:style-name="P41">Category</text:p>
      <text:p text:style-name="P29">id</text:p>
      <text:p text:style-name="P29">name</text:p>
      <text:p text:style-name="P29"/>
      <text:p text:style-name="P42">Events</text:p>
      <text:p text:style-name="P30">id</text:p>
      <text:p text:style-name="P30">user_id</text:p>
      <text:p text:style-name="P31">name</text:p>
      <text:p text:style-name="P31">venue</text:p>
      <text:p text:style-name="P31">datetime</text:p>
      <text:p text:style-name="P32">entry_price</text:p>
      <text:p text:style-name="P33">description</text:p>
      <text:p text:style-name="P34">type (weather is a coupon or an actual event)</text:p>
      <text:p text:style-name="P35">slots_available</text:p>
      <text:p text:style-name="P38">picture</text:p>
      <text:p text:style-name="P34"/>
      <text:p text:style-name="P43">Bookings</text:p>
      <text:p text:style-name="P35">id</text:p>
      <text:p text:style-name="P36">event_id</text:p>
      <text:p text:style-name="P36">user_id</text:p>
      <text:p text:style-name="P37">datetime</text:p>
      <text:p text:style-name="P37"/>
      <text:p text:style-name="P35"/>
      <text:p text:style-name="P35"/>
      <text:p text:style-name="P26"><text:soft-page-break/></text:p>
      <text:p text:style-name="P40">Assumptions</text:p>
      <text:p text:style-name="P6">1. Based on users course we ll display him relvant events</text:p>
      <text:p text:style-name="P6">2. <text:span text:style-name="T2">The payments are made when you get to the event</text:span></text:p>
      <text:p text:style-name="P44">3. The users are not able to book more than one ticket because the app is meant for individuals</text:p>
      <text:p text:style-name="P1"/>
      <text:p text:style-name="P1"/>
      <text:p text:style-name="P4">Responsabilities</text:p>
      <text:list xml:id="list1136933162" text:style-name="L4">
        <text:list-item>
          <text:p text:style-name="P7">Group report <text:s/>- <text:span text:style-name="T28">Everybody</text:span></text:p>
        </text:list-item>
      </text:list>
      <text:list xml:id="list4177847820" text:style-name="L9">
        <text:list-item>
          <text:p text:style-name="P10">talk about the datatypes used and the relationships in between – <text:span text:style-name="T35">Marian</text:span></text:p>
        </text:list-item>
        <text:list-item>
          <text:p text:style-name="P11">draw a schema of the database – Marian</text:p>
        </text:list-item>
        <text:list-item>
          <text:p text:style-name="P12">Project architecture, split up the files, requirements – Marian</text:p>
        </text:list-item>
        <text:list-item>
          <text:p text:style-name="P15">search algorithm – Marian</text:p>
        </text:list-item>
        <text:list-item>
          <text:p text:style-name="P21">Introduction – Ali</text:p>
        </text:list-item>
        <text:list-item>
          <text:p text:style-name="P63"><text:span text:style-name="T21">Assumptions – Ali</text:span></text:p>
        </text:list-item>
        <text:list-item>
          <text:p text:style-name="P62"><text:span text:style-name="T21">T</text:span><text:span text:style-name="T4">he workflow of the program plus uml diagrams and class diagram – Ali</text:span></text:p>
        </text:list-item>
        <text:list-item>
          <text:p text:style-name="P61"><text:span text:style-name="T4">Dive into the functionality of displaying an event, bookings, my account, faq and create event – Jack</text:span></text:p>
        </text:list-item>
        <text:list-item>
          <text:p text:style-name="P56"><text:span text:style-name="T4">Same but for login, register - Sunny</text:span></text:p>
        </text:list-item>
        <text:list-item>
          <text:p text:style-name="P9">dashboard - Sunny</text:p>
        </text:list-item>
      </text:list>
      <text:list xml:id="list144030820510090" text:continue-list="list1136933162" text:style-name="L4">
        <text:list-item>
          <text:p text:style-name="P20">UML - <text:span text:style-name="T29">Ali</text:span></text:p>
        </text:list-item>
        <text:list-item>
          <text:p text:style-name="P13">Database implementation - <text:span text:style-name="T30">Marian</text:span></text:p>
        </text:list-item>
        <text:list-item>
          <text:p text:style-name="P13">Folder architecture - <text:span text:style-name="T30">Marian</text:span></text:p>
        </text:list-item>
        <text:list-item>
          <text:p text:style-name="P8">Front end</text:p>
        </text:list-item>
      </text:list>
      <text:list xml:id="list3236996263" text:style-name="L5">
        <text:list-item>
          <text:p text:style-name="P52"><text:span text:style-name="T5">login - </text:span><text:bookmark-start text:name="__DdeLink__367_161906210"/><text:span text:style-name="T8">S</text:span><text:bookmark-end text:name="__DdeLink__367_161906210"/><text:span text:style-name="T7">unny</text:span></text:p>
        </text:list-item>
        <text:list-item>
          <text:p text:style-name="P16">register - <text:span text:style-name="T31">Sunny</text:span></text:p>
        </text:list-item>
        <text:list-item>
          <text:p text:style-name="P17">categories – event <text:span text:style-name="T3">search page - Sunny</text:span></text:p>
        </text:list-item>
        <text:list-item>
          <text:p text:style-name="P18">event <text:span text:style-name="T27">- Jack</text:span></text:p>
        </text:list-item>
        <text:list-item>
          <text:p text:style-name="P19">my account - <text:span text:style-name="T32">Jack</text:span></text:p>
        </text:list-item>
        <text:list-item>
          <text:p text:style-name="P19">bookings - <text:span text:style-name="T33">Jack</text:span></text:p>
        </text:list-item>
        <text:list-item>
          <text:p text:style-name="P14">home page - <text:span text:style-name="T34">Marian</text:span></text:p>
        </text:list-item>
        <text:list-item>
          <text:p text:style-name="P57"><text:span text:style-name="T5">f</text:span><text:span text:style-name="T4">aq - </text:span><text:span text:style-name="T10">Jack</text:span></text:p>
        </text:list-item>
        <text:list-item>
          <text:p text:style-name="P55"><text:span text:style-name="T4">contact us - </text:span><text:span text:style-name="T9">Sunny</text:span></text:p>
        </text:list-item>
        <text:list-item>
          <text:p text:style-name="P58"><text:span text:style-name="T4">create event - </text:span><text:span text:style-name="T11">Jack</text:span></text:p>
        </text:list-item>
        <text:list-item>
          <text:p text:style-name="P47"><text:span text:style-name="T4">dashboard for admins - </text:span><text:span text:style-name="T12">Jack and Sunny</text:span></text:p>
          <text:p text:style-name="P46"><text:span text:style-name="T4"/></text:p>
        </text:list-item>
      </text:list>
      <text:list xml:id="list3892603516" text:style-name="L7">
        <text:list-item>
          <text:p text:style-name="P45"><text:span text:style-name="T4">Back end</text:span></text:p>
        </text:list-item>
      </text:list>
      <text:list xml:id="list855293933" text:style-name="L8">
        <text:list-item>
          <text:p text:style-name="P54"><text:span text:style-name="T15">login – <text:s/></text:span><text:span text:style-name="T24">Sunny</text:span></text:p>
        </text:list-item>
        <text:list-item>
          <text:p text:style-name="P54"><text:span text:style-name="T15">serssions – </text:span><text:span text:style-name="T13">S</text:span><text:span text:style-name="T14">unny</text:span></text:p>
        </text:list-item>
        <text:list-item>
          <text:p text:style-name="P53"><text:span text:style-name="T15">register - </text:span><text:span text:style-name="T14">Sunny</text:span></text:p>
        </text:list-item>
        <text:list-item>
          <text:p text:style-name="P50"><text:span text:style-name="T4">filter event by category or keyword </text:span><text:span text:style-name="T6">or location - </text:span><text:span text:style-name="T16">Marian</text:span></text:p>
        </text:list-item>
        <text:list-item>
          <text:p text:style-name="P59"><text:span text:style-name="T6">d</text:span><text:span text:style-name="T4">isplay event - </text:span><text:span text:style-name="T17">Jack</text:span></text:p>
        </text:list-item>
        <text:list-item>
          <text:p text:style-name="P51"><text:span text:style-name="T4">display my profile - </text:span><text:span text:style-name="T20">Marian</text:span></text:p>
        </text:list-item>
        <text:list-item>
          <text:p text:style-name="P59"><text:span text:style-name="T4">create event - </text:span><text:span text:style-name="T18">Jack</text:span></text:p>
        </text:list-item>
        <text:list-item>
          <text:p text:style-name="P60"><text:span text:style-name="T4">update event –</text:span><text:span text:style-name="T18"> Jack</text:span></text:p>
        </text:list-item>
        <text:list-item>
          <text:p text:style-name="P48"><text:span text:style-name="T4">admin dashboard – </text:span><text:span text:style-name="T19">Sunny and Jack</text:span></text:p>
        </text:list-item>
      </text:list>
      <text:p text:style-name="P49"><text:span text:style-name="T19"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3:35:02.528190065</meta:creation-date>
    <dc:date>2020-02-17T14:40:29.398240267</dc:date>
    <meta:editing-duration>PT1H4M43S</meta:editing-duration>
    <meta:editing-cycles>83</meta:editing-cycles>
    <meta:generator>LibreOffice/6.3.2.2$Linux_X86_64 LibreOffice_project/30$Build-2</meta:generator>
    <meta:document-statistic meta:table-count="0" meta:image-count="0" meta:object-count="0" meta:page-count="2" meta:paragraph-count="85" meta:word-count="320" meta:character-count="1690" meta:non-whitespace-character-count="1475"/>
  </office:meta>
</office:document-meta>
</file>